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oid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DroidSansMono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idSansM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idSansM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oidSansMo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oidSansMo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idSansMo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oidSansMo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id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oidS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oidS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idS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oidS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-Bold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idSans-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oidSans-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oidSans-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idSans-Bo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oidSans-Bo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idSerf-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oidSerf-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oidSerf-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idSerf-Bo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oidSerf-Bo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Italic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idSerif-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oidSerif-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oidSerif-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idSerif-Ital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oidSerif-Ital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0" meta:object-count="0"/>
    <meta:generator>LibreOffice/6.0.6.2$Windows_X86_64 LibreOffice_project/0c292870b25a325b5ed35f6b45599d2ea4458e77</meta:generator>
  </office:meta>
</office:document-meta>
</file>